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1.68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ykres" table:style-name="ta1">
        <table:shapes>
          <draw:frame draw:z-index="0" draw:style-name="gr1" draw:text-style-name="P1" svg:width="6.2988in" svg:height="3.5429in" svg:x="2.1472in" svg:y="0.0394in">
            <draw:object draw:notify-on-update-of-ranges="wykres.A2:wykres.A11 wykres.B1:wykres.B1 wykres.B2:wykres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ok</text:p>
          </table:table-cell>
          <table:table-cell office:value-type="string" calcext:value-type="string">
            <text:p><text:s/>Ilość sprzedanego cukru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7016" calcext:value-type="float">
            <text:p>2701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7226" calcext:value-type="float">
            <text:p>2722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1720" calcext:value-type="float">
            <text:p>3172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6523" calcext:value-type="float">
            <text:p>3652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0764" calcext:value-type="float">
            <text:p>3076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2521" calcext:value-type="float">
            <text:p>3252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3778" calcext:value-type="float">
            <text:p>2377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6976" calcext:value-type="float">
            <text:p>2697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8419" calcext:value-type="float">
            <text:p>2841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284" calcext:value-type="float">
            <text:p>352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2T15:50:10.939535081</dc:date>
    <meta:editing-duration>PT3M45S</meta:editing-duration>
    <meta:editing-cycles>1</meta:editing-cycles>
    <meta:document-statistic meta:table-count="1" meta:cell-count="22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83cm" svg:y="0.316cm" chart:style-name="ch2">
          <text:p>Ilość sprzedanego cukru</text:p>
        </chart:title>
        <chart:legend chart:legend-position="end" svg:x="10.793cm" svg:y="4.201cm" style:legend-expansion="high" chart:style-name="ch3"/>
        <chart:plot-area chart:style-name="ch4" table:cell-range-address="wykres.A1:wykres.B11" chart:data-source-has-labels="both" svg:x="1.331cm" svg:y="1.275cm" svg:width="9.142cm" svg:height="6.564cm">
          <chart:coordinate-region svg:x="2.508cm" svg:y="1.474cm" svg:width="7.593cm" svg:height="5.718cm"/>
          <chart:axis chart:dimension="x" chart:name="primary-x" chart:style-name="ch5" chartooo:axis-type="auto">
            <chartooo:date-scale/>
            <chart:title svg:x="5.554cm" svg:y="8.019cm" chart:style-name="ch6">
              <text:p>Rok</text:p>
            </chart:title>
            <chart:categories table:cell-range-address="wykres.A2:wykres.A11"/>
          </chart:axis>
          <chart:axis chart:dimension="y" chart:name="primary-y" chart:style-name="ch5">
            <chart:title svg:x="0.451cm" svg:y="5.262cm" chart:style-name="ch7">
              <text:p>Ilość (kg)</text:p>
            </chart:title>
            <chart:grid chart:style-name="ch8" chart:class="major"/>
          </chart:axis>
          <chart:series chart:style-name="ch9" chart:values-cell-range-address="wykres.B2:wykres.B11" chart:label-cell-address="wykres.B1:wykres.B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lość sprzedanego cukru</text:p>
                <draw:g>
                  <svg:desc>wykres.B1:wykres.B1</svg:desc>
                </draw:g>
              </table:table-cell>
            </table:table-row>
          </table:table-header-rows>
          <table:table-rows>
            <table:table-row>
              <table:table-cell office:value-type="float" office:value="2005">
                <text:p>2005</text:p>
                <draw:g>
                  <svg:desc>wykres.A2:wykres.A11</svg:desc>
                </draw:g>
              </table:table-cell>
              <table:table-cell office:value-type="float" office:value="27016">
                <text:p>27016</text:p>
                <draw:g>
                  <svg:desc>wykres.B2:wykres.B11</svg:desc>
                </draw:g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7226">
                <text:p>27226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1720">
                <text:p>3172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6523">
                <text:p>36523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30764">
                <text:p>3076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2521">
                <text:p>3252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3778">
                <text:p>23778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6976">
                <text:p>2697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8419">
                <text:p>28419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5284">
                <text:p>352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